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DC000002C906ADFBDF8FFABE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109aa5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0df8c5" officeooo:paragraph-rsid="00109aa5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fo:font-style="italic" fo:font-weight="normal" officeooo:rsid="00422483" officeooo:paragraph-rsid="00422483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text-properties officeooo:paragraph-rsid="003b9d66"/>
    </style:style>
    <style:style style:name="P10" style:family="paragraph" style:parent-style-name="Standard" style:list-style-name="L1">
      <style:text-properties officeooo:paragraph-rsid="0021810a"/>
    </style:style>
    <style:style style:name="P11" style:family="paragraph" style:parent-style-name="Standard" style:list-style-name="L1">
      <style:text-properties style:text-line-through-style="none" style:text-line-through-type="none" style:font-name="DejaVu Sans Condensed" fo:font-size="12pt" fo:font-style="normal" officeooo:rsid="002889c6" officeooo:paragraph-rsid="002889c6" style:font-size-asian="12pt" style:font-style-asian="normal" style:font-size-complex="12pt" style:font-style-complex="normal"/>
    </style:style>
    <style:style style:name="P12" style:family="paragraph" style:parent-style-name="Standard" style:list-style-name="L11">
      <style:text-properties style:text-line-through-style="none" style:text-line-through-type="none" style:font-name="DejaVu Sans Condensed" fo:font-size="12pt" fo:font-style="normal" fo:font-weight="normal" officeooo:rsid="00422483" officeooo:paragraph-rsid="0042248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4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390a19" style:font-size-asian="12pt" style:font-size-complex="12pt"/>
    </style:style>
    <style:style style:name="P15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17" style:family="paragraph" style:parent-style-name="Standard" style:list-style-name="L3">
      <style:text-properties style:text-line-through-style="none" style:text-line-through-type="none" style:font-name="DejaVu Sans Condensed" fo:font-size="12pt" officeooo:rsid="002db015" officeooo:paragraph-rsid="002db015" style:font-size-asian="12pt" style:font-size-complex="12pt"/>
    </style:style>
    <style:style style:name="P18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19" style:family="paragraph" style:parent-style-name="Standard" style:list-style-name="L9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9">
      <style:text-properties style:text-line-through-style="none" style:text-line-through-type="none" style:font-name="DejaVu Sans Condensed" fo:font-size="12pt" officeooo:rsid="00422483" officeooo:paragraph-rsid="00422483" style:font-size-asian="12pt" style:font-size-complex="12pt"/>
    </style:style>
    <style:style style:name="P22" style:family="paragraph" style:parent-style-name="Standard" style:list-style-name="L10">
      <style:text-properties style:text-line-through-style="none" style:text-line-through-type="none" style:font-name="DejaVu Sans Condensed" fo:font-size="12pt" officeooo:rsid="002a3d2c" officeooo:paragraph-rsid="002c0f0a" style:font-size-asian="12pt" style:font-size-complex="12pt"/>
    </style:style>
    <style:style style:name="P23" style:family="paragraph" style:parent-style-name="Standard" style:list-style-name="L13">
      <style:text-properties style:text-line-through-style="none" style:text-line-through-type="none" style:font-name="DejaVu Sans Condensed" fo:font-size="12pt" officeooo:rsid="002a3d2c" officeooo:paragraph-rsid="002a3d2c" style:font-size-asian="12pt" style:font-size-complex="12pt"/>
    </style:style>
    <style:style style:name="P24" style:family="paragraph" style:parent-style-name="Standard" style:list-style-name="L10">
      <style:text-properties style:text-line-through-style="none" style:text-line-through-type="none" style:font-name="DejaVu Sans Condensed" fo:font-size="12pt" fo:font-weight="normal" officeooo:rsid="002c0f0a" officeooo:paragraph-rsid="0030ecf7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style:text-line-through-style="none" style:text-line-through-type="none" officeooo:paragraph-rsid="00109aa5"/>
    </style:style>
    <style:style style:name="P26" style:family="paragraph" style:parent-style-name="Standard" style:list-style-name="L15">
      <style:text-properties style:text-line-through-style="none" style:text-line-through-type="none" officeooo:paragraph-rsid="00109aa5"/>
    </style:style>
    <style:style style:name="P27" style:family="paragraph" style:parent-style-name="Standard" style:list-style-name="L5">
      <style:text-properties officeooo:paragraph-rsid="0051674d"/>
    </style:style>
    <style:style style:name="P28" style:family="paragraph" style:parent-style-name="Standard" style:list-style-name="L6">
      <style:text-properties officeooo:paragraph-rsid="00109aa5"/>
    </style:style>
    <style:style style:name="P29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0" style:family="paragraph" style:parent-style-name="Standard" style:list-style-name="L10">
      <style:text-properties officeooo:paragraph-rsid="00109aa5"/>
    </style:style>
    <style:style style:name="P31" style:family="paragraph" style:parent-style-name="Standard" style:list-style-name="L10">
      <style:text-properties officeooo:paragraph-rsid="002c0f0a"/>
    </style:style>
    <style:style style:name="P32" style:family="paragraph" style:parent-style-name="Standard" style:list-style-name="L11">
      <style:text-properties officeooo:paragraph-rsid="00422483"/>
    </style:style>
    <style:style style:name="P33" style:family="paragraph" style:parent-style-name="Standard" style:list-style-name="L13">
      <style:text-properties officeooo:paragraph-rsid="00109aa5"/>
    </style:style>
    <style:style style:name="P34" style:family="paragraph" style:parent-style-name="Standard" style:list-style-name="L14">
      <style:text-properties officeooo:paragraph-rsid="004b2a7d"/>
    </style:style>
    <style:style style:name="P35" style:family="paragraph" style:parent-style-name="Standard" style:list-style-name="L15">
      <style:text-properties officeooo:paragraph-rsid="00109aa5"/>
    </style:style>
    <style:style style:name="P36" style:family="paragraph" style:parent-style-name="Standard">
      <style:paragraph-properties fo:text-align="start" style:justify-single-word="false"/>
      <style:text-properties officeooo:paragraph-rsid="00546d3e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46d3e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46d3e" style:font-weight-asian="bold" style:font-weight-complex="bold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officeooo:rsid="001c4280"/>
    </style:style>
    <style:style style:name="T10" style:family="text">
      <style:text-properties officeooo:rsid="001e18cf"/>
    </style:style>
    <style:style style:name="T11" style:family="text">
      <style:text-properties style:font-name="DejaVu Sans Condensed" fo:font-size="12pt" officeooo:rsid="001e18cf" style:font-size-asian="12pt" style:font-size-complex="12pt"/>
    </style:style>
    <style:style style:name="T12" style:family="text">
      <style:text-properties style:font-name="DejaVu Sans Condensed" fo:font-size="12pt" officeooo:rsid="00148c7a" style:font-size-asian="12pt" style:font-size-complex="12pt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889c6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a3d2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c0f0a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2ef29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3344fc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36ce6d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373d04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44c0b3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49b06b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4cebeb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style="normal" officeooo:rsid="0021810a" style:font-size-asian="12pt" style:font-style-asian="normal" style:font-size-complex="12pt" style:font-style-complex="normal"/>
    </style:style>
    <style:style style:name="T29" style:family="text">
      <style:text-properties style:text-line-through-style="none" style:text-line-through-type="none" style:font-name="DejaVu Sans Condensed" fo:font-size="12pt" fo:font-style="normal" officeooo:rsid="002889c6" style:font-size-asian="12pt" style:font-style-asian="normal" style:font-size-complex="12pt" style:font-style-complex="normal"/>
    </style:style>
    <style:style style:name="T30" style:family="text">
      <style:text-properties style:text-line-through-style="none" style:text-line-through-type="none" style:font-name="DejaVu Sans Condensed" fo:font-size="12pt" fo:font-style="normal" officeooo:rsid="003b9d66" style:font-size-asian="12pt" style:font-style-asian="normal" style:font-size-complex="12pt" style:font-style-complex="normal"/>
    </style:style>
    <style:style style:name="T31" style:family="text">
      <style:text-properties style:text-line-through-style="none" style:text-line-through-type="none" style:font-name="DejaVu Sans Condensed" fo:font-size="12pt" fo:font-style="normal" officeooo:rsid="00320756" style:font-size-asian="12pt" style:font-style-asian="normal" style:font-size-complex="12pt" style:font-style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bold" officeooo:rsid="00320756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style="normal" fo:font-weight="normal" officeooo:rsid="00320756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line-through-style="none" style:text-line-through-type="none" style:font-name="DejaVu Sans Condensed" fo:font-size="12pt" fo:font-style="normal" fo:font-weight="normal" officeooo:rsid="003494a5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line-through-style="none" style:text-line-through-type="none" style:font-name="DejaVu Sans Condensed" fo:font-size="12pt" fo:font-style="normal" fo:font-weight="normal" officeooo:rsid="003b9d66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style="normal" fo:font-weight="normal" officeooo:rsid="003e102b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style="normal" fo:font-weight="normal" officeooo:rsid="003ff6a1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style="normal" fo:font-weight="normal" officeooo:rsid="00422483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style="normal" fo:font-weight="normal" officeooo:rsid="00469b5a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style="normal" fo:font-weight="normal" officeooo:rsid="0047cbc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line-through-style="none" style:text-line-through-type="none" style:font-name="DejaVu Sans Condensed" fo:font-size="12pt" officeooo:rsid="0018178b" style:font-size-asian="12pt" style:font-size-complex="12pt"/>
    </style:style>
    <style:style style:name="T42" style:family="text">
      <style:text-properties style:text-line-through-style="none" style:text-line-through-type="none" style:font-name="DejaVu Sans Condensed" fo:font-size="12pt" officeooo:rsid="002a3d2c" style:font-size-asian="12pt" style:font-size-complex="12pt"/>
    </style:style>
    <style:style style:name="T43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44" style:family="text">
      <style:text-properties style:text-line-through-style="none" style:text-line-through-type="none" style:font-name="DejaVu Sans Condensed" fo:font-size="12pt" officeooo:rsid="002c0f0a" style:font-size-asian="12pt" style:font-size-complex="12pt"/>
    </style:style>
    <style:style style:name="T45" style:family="text">
      <style:text-properties style:text-line-through-style="none" style:text-line-through-type="none" style:font-name="DejaVu Sans Condensed" fo:font-size="12pt" officeooo:rsid="0030ecf7" style:font-size-asian="12pt" style:font-size-complex="12pt"/>
    </style:style>
    <style:style style:name="T46" style:family="text">
      <style:text-properties style:text-line-through-style="none" style:text-line-through-type="none" style:font-name="DejaVu Sans Condensed" fo:font-size="12pt" officeooo:rsid="0051674d" style:font-size-asian="12pt" style:font-size-complex="12pt"/>
    </style:style>
    <style:style style:name="T47" style:family="text">
      <style:text-properties style:text-line-through-style="none" style:text-line-through-type="none" style:font-name="DejaVu Sans Condensed" fo:font-size="12pt" officeooo:rsid="0052936a" style:font-size-asian="12pt" style:font-size-complex="12pt"/>
    </style:style>
    <style:style style:name="T48" style:family="text">
      <style:text-properties style:text-line-through-style="none" style:text-line-through-type="none" style:font-name="DejaVu Sans Condensed" fo:font-size="12pt" fo:font-weight="normal" officeooo:rsid="0029b5a0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style:font-name="DejaVu Sans Condensed" fo:font-size="12pt" fo:font-weight="normal" officeooo:rsid="002c0f0a" style:font-size-asian="12pt" style:font-weight-asian="normal" style:font-size-complex="12pt" style:font-weight-complex="normal"/>
    </style:style>
    <style:style style:name="T50" style:family="text">
      <style:text-properties officeooo:rsid="002c0f0a"/>
    </style:style>
    <style:style style:name="T51" style:family="text">
      <style:text-properties fo:font-weight="normal" officeooo:rsid="0029b5a0" style:font-weight-asian="normal" style:font-weight-complex="normal"/>
    </style:style>
    <style:style style:name="T52" style:family="text">
      <style:text-properties fo:font-weight="normal" officeooo:rsid="002c0f0a" style:font-weight-asian="normal" style:font-weight-complex="normal"/>
    </style:style>
    <style:style style:name="T53" style:family="text">
      <style:text-properties officeooo:rsid="002db015"/>
    </style:style>
    <style:style style:name="T54" style:family="text">
      <style:text-properties officeooo:rsid="0030f454"/>
    </style:style>
    <style:style style:name="T55" style:family="text">
      <style:text-properties officeooo:rsid="00390a19"/>
    </style:style>
    <style:style style:name="T56" style:family="text">
      <style:text-properties officeooo:rsid="003b9d66"/>
    </style:style>
    <style:style style:name="T57" style:family="text">
      <style:text-properties officeooo:rsid="00419ea8"/>
    </style:style>
    <style:style style:name="T58" style:family="text">
      <style:text-properties officeooo:rsid="00422483"/>
    </style:style>
    <style:style style:name="T59" style:family="text">
      <style:text-properties officeooo:rsid="0035db3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7">1<text:span text:style-name="T59">xx</text:span> - Controls</text:p>
          </table:table-cell>
          <table:table-cell table:style-name="Table1.B1" office:value-type="string">
            <text:p text:style-name="P38">2xx - Ground</text:p>
          </table:table-cell>
          <table:table-cell table:style-name="Table1.B1" office:value-type="string">
            <text:p text:style-name="P38">3xx - Flight</text:p>
          </table:table-cell>
          <table:table-cell table:style-name="Table1.B1" office:value-type="string">
            <text:p text:style-name="P38">4xx - A2A</text:p>
          </table:table-cell>
          <table:table-cell table:style-name="Table1.B1" office:value-type="string">
            <text:p text:style-name="P38">5xx - A2G</text:p>
          </table:table-cell>
          <table:table-cell table:style-name="Table1.F1" office:value-type="string">
            <text:p text:style-name="P38">6xx - Misc</text:p>
          </table:table-cell>
        </table:table-row>
      </table:table>
      <text:p text:style-name="P36"><text:span text:style-name="T24">1</text:span><text:span text:style-name="T27">0</text:span><text:span text:style-name="T24">2</text:span><text:span text:style-name="T20"> - </text:span><text:span text:style-name="T23">Controls -</text:span><text:span text:style-name="T20"> </text:span><text:span text:style-name="T22">P</text:span><text:span text:style-name="T23">ilot</text:span><text:span text:style-name="T26"> - </text:span><text:span text:style-name="T14">Throttle </text:span><text:span text:style-name="T21">Grip</text:span></text:p>
      <text:p text:style-name="P5">U=Up, D=Down, F=Forward, B=Backward, L=Left, R=Right, P=Press, S-*=Shift-<text:span text:style-name="T9">*</text:span>, L-*=Long-<text:span text:style-name="T9">*</text:span></text:p>
      <text:p text:style-name="P4"/>
      <text:p text:style-name="P1"><text:span text:style-name="T13">Top</text:span><text:span text:style-name="T14"> </text:span><text:span text:style-name="T15">H</text:span><text:span text:style-name="T14">at -- </text:span><text:span text:style-name="T16">Wing Sweep </text:span><text:span text:style-name="T19">switch</text:span></text:p>
      <text:list text:style-name="L1">
        <text:list-item>
          <text:p text:style-name="P9"><text:span text:style-name="T30">F/B: </text:span><text:span text:style-name="T31">DLC toggle / </text:span><text:span text:style-name="T32">Countermeasures Dispense</text:span><text:span text:style-name="T33"> </text:span><text:span text:style-name="T34">(</text:span><text:span text:style-name="T35">for </text:span><text:span text:style-name="T37">countermeasures</text:span><text:span text:style-name="T35"> </text:span><text:span text:style-name="T36">consistency</text:span><text:span text:style-name="T35"> with other planes</text:span><text:span text:style-name="T34">)</text:span></text:p>
        </text:list-item>
        <text:list-item>
          <text:p text:style-name="P10"><text:span text:style-name="T30">S-</text:span><text:span text:style-name="T28">U: </text:span><text:span text:style-name="T29">Wing Sweep Auto</text:span></text:p>
        </text:list-item>
        <text:list-item>
          <text:p text:style-name="P10"><text:span text:style-name="T30">S-</text:span><text:span text:style-name="T28">D: </text:span><text:span text:style-name="T29">Wing Sweep Bomb</text:span></text:p>
        </text:list-item>
        <text:list-item>
          <text:p text:style-name="P11"><text:span text:style-name="T56">S-</text:span>F: Wing Sweep Forward</text:p>
        </text:list-item>
        <text:list-item>
          <text:p text:style-name="P11"><text:span text:style-name="T56">S-</text:span>B: Wing Sweep Aft</text:p>
        </text:list-item>
      </text:list>
      <text:p text:style-name="P2"><text:span text:style-name="T1">Top</text:span> <text:span text:style-name="T10">H</text:span>at <text:span text:style-name="T10">Ri</text:span>ng</text:p>
      <text:list text:style-name="L2">
        <text:list-item>
          <text:p text:style-name="P25"><text:span text:style-name="T11">F/B</text:span><text:span text:style-name="T12">: --</text:span></text:p>
        </text:list-item>
      </text:list>
      <text:p text:style-name="P2"><text:span text:style-name="T1">Middle </text:span><text:span text:style-name="T10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13">U: (SRS radio 1 PTT) <text:span text:style-name="T55">(</text:span><text:span text:style-name="T57">m</text:span><text:span text:style-name="T55">ust be mapped in DCS to: Mic Button UHF1 (ARC-159) SRS Only/No Menu)</text:span></text:p>
        </text:list-item>
        <text:list-item>
          <text:p text:style-name="P14">D: (SRS radio 2 PTT) <text:span text:style-name="T55">(</text:span><text:span text:style-name="T57">m</text:span><text:span text:style-name="T55">ust be mapped in DCS to: Mic Button UHF1 (ARC-182) SRS Only/No Menu)</text:span></text:p>
        </text:list-item>
        <text:list-item>
          <text:p text:style-name="P16">S-U: Radio 1 PTT (opens comms menu for radio 1)</text:p>
        </text:list-item>
        <text:list-item>
          <text:p text:style-name="P16">S-D: Radio 2 PTT (opens comms menu for radio 2)</text:p>
        </text:list-item>
        <text:list-item>
          <text:p text:style-name="P17">F: <text:span text:style-name="T3">Jester AI</text:span> menu open</text:p>
        </text:list-item>
        <text:list-item>
          <text:p text:style-name="P17">B: <text:span text:style-name="T3">Jester AI</text:span> menu close</text:p>
        </text:list-item>
      </text:list>
      <text:p text:style-name="P6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text:style-name="L4">
        <text:list-item>
          <text:p text:style-name="P18">F: Extend speedbrakes (keeps extending while held, stays open when you let go, <text:span text:style-name="T53">must be under ~0.75 Mach</text:span>)</text:p>
        </text:list-item>
        <text:list-item>
          <text:p text:style-name="P18">B: Retract speedbrakes (single press fully retracts)</text:p>
        </text:list-item>
      </text:list>
      <text:p text:style-name="P3"><text:span text:style-name="T1">F</text:span><text:span text:style-name="T8">ront </text:span><text:span text:style-name="T10">T</text:span><text:span text:style-name="T8">humb </text:span><text:span text:style-name="T10">B</text:span><text:span text:style-name="T8">utton</text:span></text:p>
      <text:list text:style-name="L5">
        <text:list-item>
          <text:p text:style-name="P27"><text:span text:style-name="T43">P: </text:span><text:span text:style-name="T46">Toggle Auto Throttle</text:span></text:p>
        </text:list-item>
      </text:list>
      <text:p text:style-name="P6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text:style-name="L6">
        <text:list-item>
          <text:p text:style-name="P28"><text:span text:style-name="T41">P: </text:span><text:span text:style-name="T42">CAGE-SEAM button</text:span></text:p>
        </text:list-item>
      </text:list>
      <text:p text:style-name="P3"><text:span text:style-name="T1">B</text:span><text:span text:style-name="T8">ottom </text:span><text:span text:style-name="T10">T</text:span><text:span text:style-name="T8">humb </text:span><text:span text:style-name="T10">B</text:span><text:span text:style-name="T8">utton</text:span></text:p>
      <text:list text:style-name="L7">
        <text:list-item>
          <text:p text:style-name="P29">P: <text:span text:style-name="T54">Right throttle to idle</text:span></text:p>
        </text:list-item>
        <text:list-item>
          <text:p text:style-name="P29">S-P: <text:span text:style-name="T54">Left throttle to idle</text:span></text:p>
        </text:list-item>
      </text:list>
      <text:p text:style-name="P3"><text:span text:style-name="T1">M</text:span><text:span text:style-name="T8">inistick -- </text:span><text:span text:style-name="T58">Jester target locking</text:span></text:p>
      <text:list text:style-name="L8">
        <text:list-item>
          <text:p text:style-name="P15">Axes: --</text:p>
        </text:list-item>
      </text:list>
      <text:list text:style-name="L9">
        <text:list-item>
          <text:p text:style-name="P19">P: <text:span text:style-name="T58">Jester STT Lock Enemy Ahead</text:span></text:p>
        </text:list-item>
        <text:list-item>
          <text:p text:style-name="P21">S-P: Jester STT Lock Target Ahead</text:p>
        </text:list-item>
      </text:list>
      <text:p text:style-name="P1"><text:span text:style-name="T13">Middle </text:span><text:span text:style-name="T15">F</text:span><text:span text:style-name="T13">inger </text:span><text:span text:style-name="T15">H</text:span><text:span text:style-name="T13">at -- </text:span><text:span text:style-name="T18">PLM Button and Target Designate Switch (ACM modes, automatic lock on)</text:span></text:p>
      <text:list text:style-name="L10">
        <text:list-item>
          <text:p text:style-name="P30"><text:span text:style-name="T42">P</text:span><text:span text:style-name="T43">: </text:span><text:span text:style-name="T42">PLM button </text:span><text:span text:style-name="T44">(Pilot Lockon Mode, press and hold to lock target at boresight within 5 nmi)</text:span></text:p>
        </text:list-item>
        <text:list-item>
          <text:p text:style-name="P22">U: Target designate up / VSL HI <text:span text:style-name="T50">(</text:span><text:span text:style-name="T51">Vertical Scan Lockon, 5 deg wide, +15 deg to +55 deg, </text:span><text:span text:style-name="T52">5 nmi)</text:span></text:p>
        </text:list-item>
        <text:list-item>
          <text:p text:style-name="P31"><text:span text:style-name="T42">D: Target designate down / VSL LO </text:span><text:span text:style-name="T44">(</text:span><text:span text:style-name="T48">Vertical Scan Lockon, 5 deg wide, -15 deg to +25 deg, </text:span><text:span text:style-name="T49">5 nmi)</text:span></text:p>
        </text:list-item>
        <text:list-item>
          <text:p text:style-name="P31"><text:span text:style-name="T45">R</text:span><text:span text:style-name="T42">: Target designate forward / PAL </text:span><text:span text:style-name="T44">(</text:span><text:span text:style-name="T48">Pilot Automatic Lockon, 20 deg </text:span><text:span text:style-name="T49">wide</text:span><text:span text:style-name="T48"> 8-bar scan, 15 nm</text:span><text:span text:style-name="T49">)</text:span></text:p>
        </text:list-item>
        <text:list-item>
          <text:p text:style-name="P24">L: --</text:p>
        </text:list-item>
      </text:list>
      <text:p text:style-name="P8">Jester AI controls with shift (see also Ministick)</text:p>
      <text:list text:style-name="L11">
        <text:list-item>
          <text:p text:style-name="P32"><text:span text:style-name="T38">S-U: TID Range </text:span><text:span text:style-name="T40">50</text:span></text:p>
        </text:list-item>
        <text:list-item>
          <text:p text:style-name="P32"><text:span text:style-name="T38">S-D: TID Range </text:span><text:span text:style-name="T39">25</text:span></text:p>
        </text:list-item>
        <text:list-item>
          <text:p text:style-name="P12">S-P: TID Range Auto</text:p>
        </text:list-item>
        <text:list-item>
          <text:p text:style-name="P12">S-L: RWS Mode</text:p>
        </text:list-item>
        <text:list-item>
          <text:p text:style-name="P12">S-R: TWS Mode</text:p>
        </text:list-item>
      </text:list>
      <text:p text:style-name="P3"><text:span text:style-name="T1">Ring </text:span><text:span text:style-name="T10">F</text:span><text:span text:style-name="T1">inger </text:span><text:span text:style-name="T10">S</text:span><text:span text:style-name="T8">lider</text:span></text:p>
      <text:list text:style-name="L12">
        <text:list-item>
          <text:p text:style-name="P20">U/D: --</text:p>
        </text:list-item>
      </text:list>
      <text:p text:style-name="P1"><text:span text:style-name="T13">P</text:span><text:span text:style-name="T14">inky </text:span><text:span text:style-name="T15">S</text:span><text:span text:style-name="T13">witch</text:span><text:span text:style-name="T14"> -- </text:span><text:span text:style-name="T17">Autopilot </text:span><text:span text:style-name="T25">and SAS</text:span></text:p>
      <text:list text:style-name="L13">
        <text:list-item>
          <text:p text:style-name="P33"><text:span text:style-name="T43">P: </text:span><text:span text:style-name="T42">Autopilot toggle</text:span></text:p>
        </text:list-item>
        <text:list-item>
          <text:p text:style-name="P23">U: Autopilot Heading toggle on</text:p>
        </text:list-item>
        <text:list-item>
          <text:p text:style-name="P23">D: Autopilot Altitude hold toggle</text:p>
        </text:list-item>
        <text:list-item>
          <text:p text:style-name="P23">S-P: AFCS Yaw Stabilization toggle</text:p>
        </text:list-item>
        <text:list-item>
          <text:p text:style-name="P23">S-U: AFCS Pitch Stabilization toggle</text:p>
        </text:list-item>
        <text:list-item>
          <text:p text:style-name="P23">S-D: AFCS Roll Stabilization toggle</text:p>
        </text:list-item>
      </text:list>
      <text:p text:style-name="P2"><text:span text:style-name="T1">P</text:span>inky <text:span text:style-name="T10">B</text:span>utton</text:p>
      <text:list text:style-name="L14">
        <text:list-item>
          <text:p text:style-name="P34"><text:span text:style-name="T41">P: </text:span><text:span text:style-name="T47">--</text:span></text:p>
        </text:list-item>
      </text:list>
      <text:p text:style-name="P6"><text:span text:style-name="T5">Pinky </text:span><text:span text:style-name="T7">W</text:span><text:span text:style-name="T5">heel</text:span></text:p>
      <text:list text:style-name="L15">
        <text:list-item>
          <text:p text:style-name="P26"><text:span text:style-name="T11">F/B</text:span><text:span text:style-name="T12">: --</text:span></text:p>
        </text:list-item>
        <text:list-item>
          <text:p text:style-name="P35"><text:span text:style-name="T43">P: Exterior lights </text:span><text:span text:style-name="T42">master switch</text:span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03T07:46:24.716000000</dc:date>
    <meta:editing-duration>PT4H18M53S</meta:editing-duration>
    <meta:editing-cycles>51</meta:editing-cycles>
    <meta:generator>LibreOffice/7.5.2.2$Windows_X86_64 LibreOffice_project/53bb9681a964705cf672590721dbc85eb4d0c3a2</meta:generator>
    <meta:document-statistic meta:table-count="1" meta:image-count="1" meta:object-count="0" meta:page-count="1" meta:paragraph-count="63" meta:word-count="430" meta:character-count="2157" meta:non-whitespace-character-count="1831"/>
  </office:meta>
</office:document-meta>
</file>